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3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8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5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3" table:formula="of:=SUM([.K2:.K130])" office:value-type="float" office:value="431.49" calcext:value-type="float">
            <text:p>431.49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5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5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current limiters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1]*[.J11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5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2]*[.J12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5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3]*[.J13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5"/>
          <table:table-cell/>
          <table:table-cell table:formula="of:=[.C14]*[.J1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5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5]*[.J15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5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6]*[.J16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5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formula="of:=[.C17]*[.J17]" office:value-type="float" office:value="0.85" calcext:value-type="float">
            <text:p>0.8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5"/>
          <table:table-cell/>
          <table:table-cell table:formula="of:=[.C18]*[.J1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19]*[.J19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0]*[.J20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1]*[.J2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5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3]*[.J23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5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4]*[.J24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5]*[.J25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6]*[.J26]" office:value-type="float" office:value="1.68" calcext:value-type="float">
            <text:p>1.6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5" office:value-type="string" calcext:value-type="string">
            <text:p>1N4007-T</text:p>
          </table:table-cell>
          <table:table-cell office:value-type="float" office:value="0.13" calcext:value-type="float">
            <text:p>0.13</text:p>
          </table:table-cell>
          <table:table-cell table:formula="of:=[.C27]*[.J27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8]*[.J28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5"/>
          <table:table-cell/>
          <table:table-cell table:formula="of:=[.C29]*[.J2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5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5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5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5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5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5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5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CI wall adapter</text:p>
          </table:table-cell>
          <table:table-cell office:value-type="string" calcext:value-type="string">
            <text:p>120 V, 15 Amps</text:p>
          </table:table-cell>
          <table:table-cell/>
          <table:table-cell office:value-type="string" calcext:value-type="string">
            <text:p>Tower Manufacturing</text:p>
          </table:table-cell>
          <table:table-cell table:style-name="ce6" office:value-type="float" office:value="30439005" calcext:value-type="float">
            <text:p>30439005</text:p>
          </table:table-cell>
          <table:table-cell office:value-type="float" office:value="12.78" calcext:value-type="float">
            <text:p>12.78</text:p>
          </table:table-cell>
          <table:table-cell table:formula="of:=[.C36]*[.J36]" office:value-type="float" office:value="12.78" calcext:value-type="float">
            <text:p>12.7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EC male receptac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Qualtek</text:p>
          </table:table-cell>
          <table:table-cell table:style-name="ce5" office:value-type="string" calcext:value-type="string">
            <text:p>703W-00/53</text:p>
          </table:table-cell>
          <table:table-cell office:value-type="float" office:value="0.99" calcext:value-type="float">
            <text:p>0.99</text:p>
          </table:table-cell>
          <table:table-cell table:formula="of:=[.C37]*[.J37]" office:value-type="float" office:value="0.99" calcext:value-type="float">
            <text:p>0.9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AWG IEC power cab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Tensility International Corp</text:p>
          </table:table-cell>
          <table:table-cell table:style-name="ce5" office:value-type="string" calcext:value-type="string">
            <text:p>11-00017</text:p>
          </table:table-cell>
          <table:table-cell office:value-type="float" office:value="4.24" calcext:value-type="float">
            <text:p>4.24</text:p>
          </table:table-cell>
          <table:table-cell table:formula="of:=[.C38]*[.J38]" office:value-type="float" office:value="4.24" calcext:value-type="float">
            <text:p>4.2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Cartridge Fuse</text:p>
          </table:table-cell>
          <table:table-cell office:value-type="string" calcext:value-type="string">
            <text:p>125 VAC, 5 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Bel Fuse Inc</text:p>
          </table:table-cell>
          <table:table-cell table:style-name="ce5" office:value-type="string" calcext:value-type="string">
            <text:p>5MF 5-R</text:p>
          </table:table-cell>
          <table:table-cell office:value-type="float" office:value="0.21" calcext:value-type="float">
            <text:p>0.21</text:p>
          </table:table-cell>
          <table:table-cell table:formula="of:=[.C39]*[.J39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Fuseholder</text:p>
          </table:table-cell>
          <table:table-cell office:value-type="string" calcext:value-type="string">
            <text:p>250 VAC, 6.3 A</text:p>
          </table:table-cell>
          <table:table-cell/>
          <table:table-cell office:value-type="string" calcext:value-type="string">
            <text:p>Littelfuse Inc.</text:p>
          </table:table-cell>
          <table:table-cell table:style-name="ce6" office:value-type="float" office:value="83100000005" calcext:value-type="float">
            <text:p>83100000005</text:p>
          </table:table-cell>
          <table:table-cell office:value-type="float" office:value="1.21" calcext:value-type="float">
            <text:p>1.21</text:p>
          </table:table-cell>
          <table:table-cell table:formula="of:=[.C40]*[.J40]" office:value-type="float" office:value="2.42" calcext:value-type="float">
            <text:p>2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PST Rocker Switch</text:p>
          </table:table-cell>
          <table:table-cell office:value-type="string" calcext:value-type="string">
            <text:p>125 Vac, 16 A</text:p>
          </table:table-cell>
          <table:table-cell/>
          <table:table-cell office:value-type="string" calcext:value-type="string">
            <text:p>C&amp;K Components</text:p>
          </table:table-cell>
          <table:table-cell table:style-name="ce5" office:value-type="string" calcext:value-type="string">
            <text:p>DF62J12S2AHQA</text:p>
          </table:table-cell>
          <table:table-cell office:value-type="float" office:value="4.79" calcext:value-type="float">
            <text:p>4.79</text:p>
          </table:table-cell>
          <table:table-cell table:formula="of:=[.C41]*[.J41]" office:value-type="float" office:value="4.79" calcext:value-type="float">
            <text:p>4.7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:1 Transformer with Center Tap</text:p>
          </table:table-cell>
          <table:table-cell office:value-type="string" calcext:value-type="string">
            <text:p>115Vp, 12.6Vs, 12 VA Pmax</text:p>
          </table:table-cell>
          <table:table-cell/>
          <table:table-cell office:value-type="string" calcext:value-type="string">
            <text:p>Triad Magnetics</text:p>
          </table:table-cell>
          <table:table-cell table:style-name="ce7" office:value-type="string" calcext:value-type="string">
            <text:p>F5-12</text:p>
          </table:table-cell>
          <table:table-cell office:value-type="float" office:value="9.83" calcext:value-type="float">
            <text:p>9.83</text:p>
          </table:table-cell>
          <table:table-cell table:formula="of:=[.C42]*[.J42]" office:value-type="float" office:value="9.83" calcext:value-type="float">
            <text:p>9.8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dge Rectifiers</text:p>
          </table:table-cell>
          <table:table-cell office:value-type="string" calcext:value-type="string">
            <text:p>1A, 400 Vrmax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7" office:value-type="string" calcext:value-type="string">
            <text:p>DF04M</text:p>
          </table:table-cell>
          <table:table-cell office:value-type="float" office:value="0.44" calcext:value-type="float">
            <text:p>0.44</text:p>
          </table:table-cell>
          <table:table-cell table:formula="of:=[.C43]*[.J43]" office:value-type="float" office:value="0.88" calcext:value-type="float">
            <text:p>0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pple12</text:p>
          </table:table-cell>
          <table:table-cell table:number-columns-repeated="3"/>
          <table:table-cell table:style-name="ce7"/>
          <table:table-cell/>
          <table:table-cell table:formula="of:=[.C44]*[.J4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pple5</text:p>
          </table:table-cell>
          <table:table-cell table:number-columns-repeated="3"/>
          <table:table-cell table:style-name="ce7"/>
          <table:table-cell/>
          <table:table-cell table:formula="of:=[.C45]*[.J4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V Regulator</text:p>
          </table:table-cell>
          <table:table-cell office:value-type="string" calcext:value-type="string">
            <text:p>5V, 0.5A output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7" office:value-type="string" calcext:value-type="string">
            <text:p>LM78M05CT</text:p>
          </table:table-cell>
          <table:table-cell office:value-type="float" office:value="0.57" calcext:value-type="float">
            <text:p>0.57</text:p>
          </table:table-cell>
          <table:table-cell table:formula="of:=[.C46]*[.J46]" office:value-type="float" office:value="0.57" calcext:value-type="float">
            <text:p>0.5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filter5</text:p>
          </table:table-cell>
          <table:table-cell table:number-columns-repeated="3"/>
          <table:table-cell table:style-name="ce7"/>
          <table:table-cell/>
          <table:table-cell table:formula="of:=[.C47]*[.J47]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1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8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48]*[.J48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5" office:value-type="string" calcext:value-type="string">
            <text:p>1N4007-T</text:p>
          </table:table-cell>
          <table:table-cell office:value-type="float" office:value="0.13" calcext:value-type="float">
            <text:p>0.13</text:p>
          </table:table-cell>
          <table:table-cell table:formula="of:=[.C49]*[.J49]" office:value-type="float" office:value="0.13" calcext:value-type="float">
            <text:p>0.13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control transistor</text:p>
          </table:table-cell>
          <table:table-cell office:value-type="string" calcext:value-type="string">
            <text:p>NPN, Ic(max) &gt; 67 mA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50]*[.J50]" office:value-type="float" office:value="0.5" calcext:value-type="float">
            <text:p>0.5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Microcontroll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16F883 Microcontroller</text:p>
          </table:table-cell>
          <table:table-cell office:value-type="string" calcext:value-type="string">
            <text:p>5Vdd, ADC, SPI, 2 PWM, 256 EEPROM</text:p>
          </table:table-cell>
          <table:table-cell office:value-type="string" calcext:value-type="string">
            <text:p>28 pin DIP</text:p>
          </table:table-cell>
          <table:table-cell office:value-type="string" calcext:value-type="string">
            <text:p>Microchip Technology</text:p>
          </table:table-cell>
          <table:table-cell table:style-name="ce5" office:value-type="string" calcext:value-type="string">
            <text:p>PIC16F883-I/SP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 ICSP programming header</text:p>
          </table:table-cell>
          <table:table-cell/>
          <table:table-cell office:value-type="string" calcext:value-type="string">
            <text:p>0.1” pitch, 5pos</text:p>
          </table:table-cell>
          <table:table-cell office:value-type="string" calcext:value-type="string">
            <text:p>Harwin Inc.</text:p>
          </table:table-cell>
          <table:table-cell table:style-name="ce5" office:value-type="string" calcext:value-type="string">
            <text:p>M20-999054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ART header</text:p>
          </table:table-cell>
          <table:table-cell/>
          <table:table-cell office:value-type="string" calcext:value-type="string">
            <text:p>0.1” pitch, 2pos</text:p>
          </table:table-cell>
          <table:table-cell office:value-type="string" calcext:value-type="string">
            <text:p>Harwin Inc.</text:p>
          </table:table-cell>
          <table:table-cell table:style-name="ce5" office:value-type="string" calcext:value-type="string">
            <text:p>M20-9990246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Oven Fr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54]*[.J54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5]*[.J55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6]*[.J56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57]*[.J57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58]*[.J58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59]*[.J59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60]*[.J6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61]*[.J6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62]*[.J62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63]*[.J63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64]*[.J64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65]*[.J65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66]*[.J66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67]*[.J67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68]*[.J68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69]*[.J69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70]*[.J70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71]*[.J71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72]*[.J72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0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23:17:50.695747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2-07T06:37:03.925659107</dc:date>
    <meta:editing-duration>PT12H11M21S</meta:editing-duration>
    <meta:editing-cycles>57</meta:editing-cycles>
    <meta:generator>LibreOffice/4.4.2.2$Linux_X86_64 LibreOffice_project/40m0$Build-2</meta:generator>
    <meta:document-statistic meta:table-count="1" meta:cell-count="483" meta:object-count="0"/>
  </office:meta>
</office:document-meta>
</file>